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First_20_line_20_indent">
      <style:text-properties officeooo:paragraph-rsid="0077fdf3"/>
    </style:style>
    <style:style style:name="P7" style:family="paragraph" style:parent-style-name="First_20_line_20_indent" style:master-page-name="First_20_Page">
      <style:paragraph-properties fo:margin-left="0cm" fo:margin-right="0cm" fo:text-indent="0cm" style:auto-text-indent="false" style:page-number="auto"/>
      <style:text-properties officeooo:paragraph-rsid="0077fdf3"/>
    </style:style>
    <style:style style:name="P8" style:family="paragraph" style:parent-style-name="Footer_20_left" style:master-page-name="Обратная_20_сторона">
      <style:paragraph-properties style:page-number="auto"/>
    </style:style>
    <style:style style:name="T1" style:family="text">
      <style:text-properties officeooo:rsid="005ffed0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6"/>
      <text:p text:style-name="P6">CREATE TABLE public.doctors (</text:p>
      <text:p text:style-name="P6"><text:s/>doctor_id serial4 NOT NULL,</text:p>
      <text:p text:style-name="P6"><text:s/>first_name varchar(50) NULL,</text:p>
      <text:p text:style-name="P6"><text:s/>sure_name varchar(50) NULL,</text:p>
      <text:p text:style-name="P6"><text:s/>last_name varchar(50) NULL,</text:p>
      <text:p text:style-name="P6"><text:s/>visit_price numeric NULL,</text:p>
      <text:p text:style-name="P6"><text:s/>procent int4 NULL,</text:p>
      <text:p text:style-name="P6"><text:s/>CONSTRAINT doctors_pkey PRIMARY KEY (doctor_id)</text:p>
      <text:p text:style-name="P6">);</text:p>
      <text:p text:style-name="P6"/>
      <text:p text:style-name="P6">-- Drop table</text:p>
      <text:p text:style-name="P6"/>
      <text:p text:style-name="P6">-- DROP TABLE public.pacients;</text:p>
      <text:p text:style-name="P6"/>
      <text:p text:style-name="P6">CREATE TABLE public.pacients (</text:p>
      <text:p text:style-name="P6"><text:s/>pacient_id serial4 NOT NULL,</text:p>
      <text:p text:style-name="P6"><text:s/>first_name varchar(50) NULL,</text:p>
      <text:p text:style-name="P6"><text:s/>sure_name varchar(50) NULL,</text:p>
      <text:p text:style-name="P6"><text:s/>last_name varchar(50) NULL,</text:p>
      <text:p text:style-name="P6"><text:s/>birthday_day date NULL,</text:p>
      <text:p text:style-name="P6"><text:s/>addres varchar(75) NULL,</text:p>
      <text:p text:style-name="P6"><text:s/>CONSTRAINT pacients_pkey PRIMARY KEY (pacient_id)</text:p>
      <text:p text:style-name="P6">);</text:p>
      <text:p text:style-name="P6"/>
      <text:p text:style-name="P6">-- Drop table</text:p>
      <text:p text:style-name="P6"/>
      <text:p text:style-name="P6">-- DROP TABLE public.visit;</text:p>
      <text:p text:style-name="P6"/>
      <text:p text:style-name="P6">CREATE TABLE public.visit (</text:p>
      <text:p text:style-name="P6"><text:s/>visit_id serial4 NOT NULL,</text:p>
      <text:p text:style-name="P6"><text:s/>id_pacient int4 NULL,</text:p>
      <text:p text:style-name="P6"><text:s/>id_doctor int4 NULL,</text:p>
      <text:p text:style-name="P6"><text:s/>zarplata numeric NULL,</text:p>
      <text:p text:style-name="P6"><text:s/>visit_date timestamp NULL,</text:p>
      <text:p text:style-name="P6"><text:s/>CONSTRAINT visit_pkey PRIMARY KEY (visit_id),</text:p>
      <text:p text:style-name="P6"><text:s/>CONSTRAINT visit_id_doctor_fkey FOREIGN KEY (id_doctor) REFERENCES public.doctors(doctor_id),</text:p>
      <text:p text:style-name="P6"><text:s/>CONSTRAINT visit_id_pacient_fkey FOREIGN KEY (id_pacient) REFERENCES public.pacients(pacient_id)</text:p>
      <text:p text:style-name="P6">);</text:p>
      <text:p text:style-name="P6"/>
      <text:p text:style-name="P6">-- Table Triggers</text:p>
      <text:p text:style-name="P6"/>
      <text:p text:style-name="P6"><text:soft-page-break/>create trigger trg_calculate_zarplata before</text:p>
      <text:p text:style-name="P6">insert</text:p>
      <text:p text:style-name="P6"><text:s text:c="4"/>or</text:p>
      <text:p text:style-name="P6">update</text:p>
      <text:p text:style-name="P6"><text:s text:c="4"/>on</text:p>
      <text:p text:style-name="P6"><text:s text:c="4"/>public.visit for each row execute function calculate_zarplata();</text:p>
      <text:p text:style-name="P6"/>
      <text:p text:style-name="P6">create trigger trg_calculate_zarplata before</text:p>
      <text:p text:style-name="P6">insert</text:p>
      <text:p text:style-name="P6"><text:s text:c="4"/>or</text:p>
      <text:p text:style-name="P6">update</text:p>
      <text:p text:style-name="P6"><text:s text:c="4"/>on</text:p>
      <text:p text:style-name="P6"><text:s text:c="4"/>public.visit for each row execute function calculate_zarplata();</text:p>
      <text:p text:style-name="P6"/>
      <text:p text:style-name="P6">-- DROP FUNCTION public.calculate_zarplata();</text:p>
      <text:p text:style-name="P6"/>
      <text:p text:style-name="P6">CREATE OR REPLACE FUNCTION public.calculate_zarplata()</text:p>
      <text:p text:style-name="P6"><text:s/>RETURNS trigger</text:p>
      <text:p text:style-name="P6"><text:s/>LANGUAGE plpgsql</text:p>
      <text:p text:style-name="P6">AS $function$</text:p>
      <text:p text:style-name="P6">BEGIN</text:p>
      <text:p text:style-name="P6"><text:s text:c="4"/>SELECT visit_price * procent * 0.01 * 0.87 INTO NEW.zarplata</text:p>
      <text:p text:style-name="P6"><text:s text:c="4"/>FROM doctors </text:p>
      <text:p text:style-name="P6"><text:s text:c="4"/>WHERE doctor_id = NEW.id_doctor;</text:p>
      <text:p text:style-name="P6"/>
      <text:p text:style-name="P6"><text:s text:c="4"/>RETURN NEW;</text:p>
      <text:p text:style-name="P6">END;</text:p>
      <text:p text:style-name="P6">$function$</text:p>
      <text:p text:style-name="P6">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1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1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draw:fill="none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draw:fill="no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.201cm" fo:margin-right="0.201cm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</text:list-style>
    <text:list-style style:name="List_20_2" style:display-name="List 2" loext:hidden="true" style:hidden="true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loext:num-list-format="%1%)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loext:num-list-format="%1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loext:num-list-format="%2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loext:num-list-format="%3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loext:num-list-format="%4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loext:num-list-format="%5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loext:num-list-format="%6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loext:num-list-format="%7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loext:num-list-format="%8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loext:num-list-format="%9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loext:num-list-format="%10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Гриф_5f_Экземпляр">
      <style:text-properties officeooo:paragraph-rsid="007cf328"/>
    </style:style>
    <style:style style:name="MP5" style:family="paragraph" style:parent-style-name="Гриф_5f_Экземпляр">
      <style:text-properties officeooo:rsid="005d3465" officeooo:paragraph-rsid="007cf328"/>
    </style:style>
    <style:style style:name="MP6" style:family="paragraph" style:parent-style-name="Standard">
      <style:text-properties fo:font-size="2pt" officeooo:paragraph-rsid="007cf328" style:font-size-asian="1.75pt" style:font-size-complex="2pt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2</text:page-number></text:p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Landscape" style:page-layout-name="Mpm3" draw:style-name="Mdp1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draw:style-name="Mdp1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loext:hidden="true" style:hidden="true" style:display-name="Left Page" style:page-layout-name="Mpm5" draw:style-name="Mdp1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draw:style-name="Mdp1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 draw:style-name="Mdp1">
      <style:header>
        <text:p text:style-name="Header"/>
      </style:header>
    </style:master-page>
    <style:master-page style:name="Index" loext:hidden="true" style:hidden="true" style:page-layout-name="Mpm8" draw:style-name="Mdp1">
      <style:header>
        <text:p text:style-name="Header"/>
      </style:header>
    </style:master-page>
    <style:master-page style:name="HTML" loext:hidden="true" style:hidden="true" style:page-layout-name="Mpm9" draw:style-name="Mdp1">
      <style:header>
        <text:p text:style-name="Header"/>
      </style:header>
    </style:master-page>
    <style:master-page style:name="Footnote" loext:hidden="true" style:hidden="true" style:page-layout-name="Mpm10" draw:style-name="Mdp1">
      <style:header>
        <text:p text:style-name="Header"/>
      </style:header>
    </style:master-page>
    <style:master-page style:name="Endnote" loext:hidden="true" style:hidden="true" style:page-layout-name="Mpm10" draw:style-name="Mdp1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draw:style-name="Mdp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office:value-type="string">
              <text:p text:style-name="MP4"/>
            </table:table-cell>
            <table:table-cell office:value-type="string">
              <text:p text:style-name="MP5"/>
            </table:table-cell>
          </table:table-row>
        </table:table>
        <text:p text:style-name="MP6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8T13:44:30.575721022</meta:creation-date>
    <dc:title>Default</dc:title>
    <meta:editing-cycles>2</meta:editing-cycles>
    <meta:editing-duration>PT49S</meta:editing-duration>
    <meta:generator>LibreOffice/7.5.6.2$Linux_X86_64 LibreOffice_project/50$Build-2</meta:generator>
    <dc:date>2024-11-28T13:45:15.931161281</dc:date>
    <meta:document-statistic meta:table-count="1" meta:image-count="0" meta:object-count="0" meta:page-count="2" meta:paragraph-count="68" meta:word-count="205" meta:character-count="1623" meta:non-whitespace-character-count="1421"/>
  </office:meta>
</office:document-meta>
</file>